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ffffcc" draw:textarea-horizontal-align="center" draw:textarea-vertical-align="top" draw:auto-grow-height="false" fo:min-height="4.568cm" fo:min-width="5.33cm" fo:padding-left="0.508cm"/>
    </style:style>
    <style:style style:name="gr2" style:family="graphic" style:parent-style-name="standard">
      <style:graphic-properties draw:stroke="solid" draw:stroke-dash="Ultrafine_20_Dashed" draw:fill="solid" draw:fill-color="#ffcc99" draw:textarea-horizontal-align="center" draw:textarea-vertical-align="middle" draw:auto-grow-height="false" fo:min-height="2.761cm" fo:min-width="4.158cm" fo:padding-left="0.508cm"/>
    </style:style>
    <style:style style:name="gr3" style:family="graphic" style:parent-style-name="standard">
      <style:graphic-properties svg:stroke-width="0.053cm" draw:marker-start-width="0.379cm" draw:marker-end-width="0.379cm" draw:fill="solid" draw:fill-color="#ffb5a0" draw:textarea-horizontal-align="justify" draw:textarea-vertical-align="middle" draw:auto-grow-height="false" fo:min-height="0.199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Ultrafine_20_Dashed" draw:fill="solid" draw:fill-color="#beffbe" draw:textarea-horizontal-align="center" draw:textarea-vertical-align="top" draw:auto-grow-height="false" fo:min-height="4.568cm" fo:min-width="12.315cm" fo:padding-left="0.508cm"/>
    </style:style>
    <style:style style:name="gr7" style:family="graphic" style:parent-style-name="standard">
      <style:graphic-properties draw:stroke="solid" draw:stroke-dash="Ultrafine_20_Dashed" draw:fill="solid" draw:fill-color="#ffcc99" draw:textarea-horizontal-align="center" draw:textarea-vertical-align="middle" draw:auto-grow-height="false" fo:min-height="2.761cm" fo:min-width="2.888cm" fo:padding-left="0.508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svg:stroke-width="0.053cm" draw:marker-start-width="0.379cm" draw:marker-end-width="0.379cm" draw:fill="solid" draw:fill-color="#ffb5a0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solid" draw:stroke-dash="Ultrafine_20_Dashed" draw:fill="solid" draw:fill-color="#33cc66" draw:textarea-horizontal-align="center" draw:textarea-vertical-align="middle" draw:auto-grow-height="false" fo:min-height="2.761cm" fo:min-width="4.158cm" fo:padding-left="0.508cm"/>
    </style:style>
    <style:style style:name="gr12" style:family="graphic" style:parent-style-name="standard">
      <style:graphic-properties draw:stroke="none" draw:fill="solid" draw:fill-color="#99ccff" draw:opacity="0%" draw:textarea-horizontal-align="justify" draw:textarea-vertical-align="middle" draw:auto-grow-height="false" fo:min-height="0.385cm" fo:min-width="0.135cm"/>
    </style:style>
    <style:style style:name="gr13" style:family="graphic" style:parent-style-name="standard">
      <style:graphic-properties draw:stroke="solid" draw:stroke-dash="Ultrafine_20_Dashed" draw:fill="solid" draw:fill-color="#ffcc99" draw:textarea-horizontal-align="right" draw:textarea-vertical-align="middle" draw:auto-grow-height="false"/>
    </style:style>
    <style:style style:name="gr14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padding-left="2.032cm" fo:padding-right="0.254cm"/>
    </style:style>
    <style:style style:name="gr18" style:family="graphic" style:parent-style-name="standard">
      <style:graphic-properties draw:stroke="solid" draw:stroke-dash="Ultrafine_20_Dashed" draw:fill="solid" draw:fill-color="#ffcc99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svg:stroke-color="#808080" draw:textarea-horizontal-align="center" draw:textarea-vertical-align="middle"/>
    </style:style>
    <style:style style:name="gr21" style:family="graphic" style:parent-style-name="standard">
      <style:graphic-properties draw:stroke="solid" draw:stroke-dash="Ultrafine_20_Dashed" draw:fill="solid" draw:fill-color="#ffd320" draw:textarea-horizontal-align="justify" draw:textarea-vertical-align="middle" draw:auto-grow-height="false"/>
    </style:style>
    <style:style style:name="gr22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padding-left="0.254cm" fo:padding-right="0.25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b5a0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beffb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solid" draw:fill-color="#33cc6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99ccff" draw:opacity="0%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cc99"/>
      <style:paragraph-properties fo:text-align="end"/>
      <style:text-properties fo:font-size="12pt" style:font-size-asian="12pt" style:font-size-complex="12pt"/>
    </style:style>
    <style:style style:name="P14" style:family="paragraph">
      <loext:graphic-properties draw:fill="solid" draw:fill-color="#ff9966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solid" draw:fill-color="#ffd320"/>
      <style:paragraph-properties fo:text-align="center"/>
      <style:text-properties fo:font-size="18pt"/>
    </style:style>
    <style:style style:name="P16" style:family="paragraph">
      <loext:graphic-properties draw:fill="solid" draw:fill-color="#ffffcc"/>
      <style:paragraph-properties fo:text-align="center"/>
      <style:text-properties fo:font-size="18pt"/>
    </style:style>
    <style:style style:name="P17" style:family="paragraph">
      <loext:graphic-properties draw:fill="solid" draw:fill-color="#94bd5e"/>
      <style:paragraph-properties fo:text-align="center"/>
      <style:text-properties fo:font-size="18pt"/>
    </style:style>
    <style:style style:name="P18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5.08cm" svg:x="17.51cm" svg:y="1.635cm">
          <text:p text:style-name="P1"><text:span text:style-name="T1">Server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8cm" svg:height="3.175cm" svg:x="18.145cm" svg:y="2.905cm">
          <text:p text:style-name="P1"><text:span text:style-name="T2">MidPoi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0.635cm" svg:height="0.635cm" svg:x="16.24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6.877cm" svg:y1="4.493cm" svg:x2="18.145cm" svg:y2="4.492cm" draw:start-shape="id1" draw:start-glue-point="10" draw:end-shape="id2" draw:end-glue-point="3" svg:d="M16877 4493h647v-1h621" svg:viewBox="0 0 1269 2">
          <text:p/>
        </draw:connector>
        <draw:frame draw:style-name="gr5" draw:text-style-name="P6" draw:layer="layout" svg:width="1.632cm" svg:height="1.199cm" svg:x="15.878cm" svg:y="4.881cm">
          <draw:text-box>
            <text:p text:style-name="P5"><text:span text:style-name="T1">REST</text:span><text:span text:style-name="T1"><text:line-break/></text:span><text:span text:style-name="T1">API</text:span></text:p>
          </draw:text-box>
        </draw:frame>
        <draw:custom-shape draw:style-name="gr6" draw:text-style-name="P7" draw:layer="layout" svg:width="13.335cm" svg:height="5.08cm" svg:x="1cm" svg:y="1.635cm">
          <text:p text:style-name="P5"><text:span text:style-name="T1">Client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3.81cm" svg:height="3.175cm" svg:x="9.89cm" svg:y="2.905cm">
          <text:p text:style-name="P1"><text:span text:style-name="T2">MidPoint</text:span><text:span text:style-name="T2"><text:line-break/></text:span><text:span text:style-name="T2">Client</text:span><text:span text:style-name="T2"><text:line-break/></text:span><text:span text:style-name="T2">Library</text:span><text:span text:style-name="T3"><text:line-break/></text:span><text:span text:style-name="T1">(implementation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13.7cm" svg:y1="4.492cm" svg:x2="16.242cm" svg:y2="4.493cm" draw:start-shape="id3" draw:start-glue-point="1" draw:end-shape="id1" draw:end-glue-point="6" svg:d="M13700 4492h1258v1h1284" svg:viewBox="0 0 2543 2">
          <text:p/>
        </draw:connector>
        <draw:custom-shape draw:style-name="gr9" draw:text-style-name="P4" xml:id="id4" draw:id="id4" draw:layer="layout" svg:width="0.635cm" svg:height="0.635cm" svg:x="8.6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255cm" svg:y1="4.493cm" svg:x2="9.89cm" svg:y2="4.492cm" draw:start-shape="id4" draw:start-glue-point="10" draw:end-shape="id3" draw:end-glue-point="3" svg:d="M9255 4493h331v-1h304" svg:viewBox="0 0 636 2">
          <text:p/>
        </draw:connector>
        <draw:frame draw:style-name="gr10" draw:text-style-name="P9" draw:layer="layout" svg:width="2.365cm" svg:height="1.673cm" svg:x="7.525cm" svg:y="4.81cm">
          <draw:text-box>
            <text:p text:style-name="P1"><text:span text:style-name="T1">MidPoint</text:span><text:span text:style-name="T1"><text:line-break/></text:span><text:span text:style-name="T1">Client</text:span><text:span text:style-name="T1"><text:line-break/></text:span><text:span text:style-name="T1">Java API</text:span></text:p>
          </draw:text-box>
        </draw:frame>
        <draw:custom-shape draw:style-name="gr11" draw:text-style-name="P10" xml:id="id5" draw:id="id5" draw:layer="layout" svg:width="5.08cm" svg:height="3.175cm" svg:x="1.635cm" svg:y="2.905cm">
          <text:p text:style-name="P1">Custom<text:line-break/>Applic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6.715cm" svg:y1="4.492cm" svg:x2="8.62cm" svg:y2="4.493cm" draw:start-shape="id5" draw:end-shape="id4" draw:end-glue-point="6" svg:d="M6715 4492h940v1h965" svg:viewBox="0 0 1906 2">
          <text:p/>
        </draw:connector>
        <draw:custom-shape draw:style-name="gr12" draw:text-style-name="P11" draw:layer="layout" svg:width="0.635cm" svg:height="0.635cm" svg:x="23.86cm" svg:y="6.71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13" draw:layer="layout" svg:width="13.335cm" svg:height="8.255cm" svg:x="7.985cm" svg:y="5.445cm">
          <text:p text:style-name="P12"><text:span text:style-name="T4">midPoint</text:span></text:p>
          <text:p text:style-name="P12"><text:span text:style-name="T4">Cor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15" draw:id="id15" draw:layer="layout" svg:width="12.065cm" svg:height="1.905cm" svg:x="8.62cm" svg:y="11.16cm">
          <text:p text:style-name="P1"><text:span text:style-name="T4">Repository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16" draw:id="id16" draw:layer="layout" svg:width="5.08cm" svg:height="1.905cm" svg:x="15.605cm" svg:y="14.969cm">
          <text:p text:style-name="P1"><text:span text:style-name="T5">Relational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6" xml:id="id14" draw:id="id14" draw:layer="layout" svg:width="5.08cm" svg:height="1.905cm" svg:x="9.255cm" svg:y="14.97cm">
          <text:p text:style-name="P1"><text:span text:style-name="T5">NoSQL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4" xml:id="id7" draw:id="id7" draw:layer="layout" svg:width="7.62cm" svg:height="1.905cm" svg:x="8.62cm" svg:y="8.62cm">
          <text:p text:style-name="P1"><text:span text:style-name="T4">Provis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12" draw:id="id12" draw:layer="layout" svg:width="12.065cm" svg:height="1.905cm" svg:x="8.62cm" svg:y="6.08cm">
          <text:p text:style-name="P1"><text:span text:style-name="T4">Model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3" draw:id="id13" draw:layer="layout" svg:width="6.074cm" svg:height="1.905cm" svg:x="14.611cm" svg:y="2.27cm">
          <text:p text:style-name="P1"><text:span text:style-name="T4">Admin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1" draw:id="id11" draw:layer="layout" svg:width="6.074cm" svg:height="1.905cm" svg:x="7.985cm" svg:y="2.271cm">
          <text:p text:style-name="P1"><text:span text:style-name="T4">User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xml:id="id6" draw:id="id6" draw:layer="layout" svg:width="4.445cm" svg:height="1.905cm" svg:x="1.635cm" svg:y="4.81cm">
          <text:p text:style-name="P1"><text:span text:style-name="T5">Application</text:span><text:span text:style-name="T5"><text:line-break/></text:span><text:span text:style-name="T5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17" xml:id="id8" draw:id="id8" draw:layer="layout" svg:width="4.445cm" svg:height="1.905cm" svg:x="1.636cm" svg:y="7.35cm">
          <text:p text:style-name="P1"><text:span text:style-name="T5">Database</text:span><text:span text:style-name="T5"><text:line-break/></text:span><text:span text:style-name="T5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17" xml:id="id9" draw:id="id9" draw:layer="layout" svg:width="4.445cm" svg:height="1.905cm" svg:x="1.637cm" svg:y="9.89cm">
          <text:p text:style-name="P1"><text:span text:style-name="T5">Domain</text:span><text:span text:style-name="T5"><text:line-break/></text:span><text:span text:style-name="T5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17" xml:id="id10" draw:id="id10" draw:layer="layout" svg:width="4.445cm" svg:height="1.905cm" svg:x="1.638cm" svg:y="12.43cm">
          <text:p text:style-name="P1"><text:span text:style-name="T5">LDAP</text:span><text:span text:style-name="T5"><text:line-break/></text:span><text:span text:style-name="T5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0" draw:text-style-name="P1" draw:layer="layout" draw:type="curve" svg:x1="6.08cm" svg:y1="5.763cm" svg:x2="8.62cm" svg:y2="9.572cm" draw:start-shape="id6" draw:start-glue-point="7" draw:end-shape="id7" draw:end-glue-point="3" svg:d="M6080 5763c1905 0 635 3809 2540 3809" svg:viewBox="0 0 2541 3810">
          <text:p/>
        </draw:connector>
        <draw:connector draw:style-name="gr20" draw:text-style-name="P1" draw:layer="layout" draw:type="curve" svg:x1="6.081cm" svg:y1="8.303cm" svg:x2="8.62cm" svg:y2="9.572cm" draw:start-shape="id8" draw:start-glue-point="7" draw:end-shape="id7" svg:d="M6081 8303c1905 0 636 1269 2539 1269" svg:viewBox="0 0 2540 1270">
          <text:p/>
        </draw:connector>
        <draw:connector draw:style-name="gr20" draw:text-style-name="P1" draw:layer="layout" draw:type="curve" svg:x1="6.082cm" svg:y1="10.843cm" svg:x2="8.62cm" svg:y2="9.572cm" draw:start-shape="id9" draw:start-glue-point="7" draw:end-shape="id7" draw:end-glue-point="3" svg:d="M6082 10843c1903 0 635-1271 2538-1271" svg:viewBox="0 0 2539 1272">
          <text:p/>
        </draw:connector>
        <draw:connector draw:style-name="gr20" draw:text-style-name="P1" draw:layer="layout" draw:type="curve" svg:x1="6.083cm" svg:y1="13.383cm" svg:x2="8.62cm" svg:y2="9.572cm" draw:start-shape="id10" draw:start-glue-point="7" draw:end-shape="id7" svg:d="M6083 13383c1903 0 635-3811 2537-3811" svg:viewBox="0 0 2538 3812">
          <text:p/>
        </draw:connector>
        <draw:connector draw:style-name="gr20" draw:text-style-name="P1" draw:layer="layout" draw:type="curve" svg:x1="11.022cm" svg:y1="4.176cm" svg:x2="14.652cm" svg:y2="6.08cm" draw:start-shape="id11" draw:start-glue-point="2" draw:end-shape="id12" svg:d="M11022 4176c0 1428 3630 476 3630 1904" svg:viewBox="0 0 3631 1905">
          <text:p/>
        </draw:connector>
        <draw:connector draw:style-name="gr20" draw:text-style-name="P1" draw:layer="layout" draw:type="curve" svg:x1="17.648cm" svg:y1="4.175cm" svg:x2="14.652cm" svg:y2="6.08cm" draw:start-shape="id13" draw:start-glue-point="2" draw:end-shape="id12" draw:end-glue-point="0" svg:d="M17648 4175c0 1428-2996 476-2996 1905" svg:viewBox="0 0 2997 1906">
          <text:p/>
        </draw:connector>
        <draw:connector draw:style-name="gr20" draw:text-style-name="P1" draw:layer="layout" draw:type="curve" svg:x1="11.795cm" svg:y1="14.97cm" svg:x2="14.652cm" svg:y2="13.065cm" draw:start-shape="id14" draw:start-glue-point="5" draw:end-shape="id15" draw:end-glue-point="2" svg:d="M11795 14970c0-1429 2857-477 2857-1905" svg:viewBox="0 0 2858 1906">
          <text:p/>
        </draw:connector>
        <draw:connector draw:style-name="gr20" draw:text-style-name="P1" draw:layer="layout" draw:type="curve" svg:x1="18.145cm" svg:y1="14.969cm" svg:x2="14.652cm" svg:y2="13.065cm" draw:start-shape="id16" draw:start-glue-point="5" draw:end-shape="id15" draw:end-glue-point="2" svg:d="M18145 14969c0-1428-3493-476-3493-1904" svg:viewBox="0 0 3494 1905">
          <text:p/>
        </draw:connector>
        <draw:connector draw:style-name="gr20" draw:text-style-name="P1" draw:layer="layout" draw:type="curve" svg:x1="14.652cm" svg:y1="11.16cm" svg:x2="12.43cm" svg:y2="10.525cm" draw:start-shape="id15" draw:start-glue-point="0" draw:end-shape="id7" draw:end-glue-point="2" svg:d="M14652 11160c0-477-2222-160-2222-635" svg:viewBox="0 0 2223 636">
          <text:p/>
        </draw:connector>
        <draw:connector draw:style-name="gr20" draw:text-style-name="P1" draw:layer="layout" draw:type="curve" svg:x1="14.652cm" svg:y1="7.985cm" svg:x2="12.43cm" svg:y2="8.62cm" draw:start-shape="id12" draw:start-glue-point="2" draw:end-shape="id7" draw:end-glue-point="0" svg:d="M14652 7985c0 475-2222 158-2222 635" svg:viewBox="0 0 2223 636">
          <text:p/>
        </draw:connector>
        <draw:path draw:style-name="gr20" draw:text-style-name="P1" draw:layer="layout" svg:width="0.634cm" svg:height="3.174cm" svg:x="16.875cm" svg:y="7.985cm" svg:viewBox="0 0 635 3175" svg:d="M0 3175c518-558 635-876 635-1511s-117-952-635-1664">
          <text:p/>
        </draw:path>
        <draw:custom-shape draw:style-name="gr21" draw:text-style-name="P18" xml:id="id17" draw:id="id17" draw:layer="layout" svg:width="4.445cm" svg:height="5.08cm" svg:x="22.59cm" svg:y="5.445cm">
          <text:p text:style-name="P1"><text:span text:style-name="T4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22.59cm" svg:y1="7.985cm" svg:x2="20.685cm" svg:y2="7.032cm" draw:start-shape="id17" draw:start-glue-point="3" draw:end-shape="id12" draw:end-glue-point="1" svg:d="M22590 7985c-1429 0-477-953-1905-953" svg:viewBox="0 0 1906 954">
          <text:p/>
        </draw:connector>
        <draw:custom-shape draw:style-name="gr22" draw:text-style-name="P14" draw:layer="layout" svg:width="1.904cm" svg:height="1.905cm" svg:x="8.621cm" svg:y="8.621cm">
          <text:p text:style-name="P1"><text:span text:style-name="T4">IC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7-14T10:59:41</meta:creation-date>
    <dc:date>2018-06-04T13:22:33.604526910</dc:date>
    <dc:creator>Radovan Semancik</dc:creator>
    <meta:editing-duration>PT59M16S</meta:editing-duration>
    <meta:editing-cycles>24</meta:editing-cycles>
    <meta:generator>LibreOffice/5.1.6.2$Linux_X86_64 LibreOffice_project/10m0$Build-2</meta:generator>
    <meta:document-statistic meta:object-count="40"/>
  </office:meta>
</office:document-meta>
</file>